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3" svg:font-family="Arial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o1" style:family="table">
      <style:table-properties style:width="16.51cm" fo:margin-left="-0.191cm" fo:margin-top="0cm" fo:margin-bottom="0cm" table:align="left"/>
    </style:style>
    <style:style style:name="Tablo1.A" style:family="table-column">
      <style:table-column-properties style:column-width="0.924cm"/>
    </style:style>
    <style:style style:name="Tablo1.B" style:family="table-column">
      <style:table-column-properties style:column-width="8.518cm"/>
    </style:style>
    <style:style style:name="Tablo1.C" style:family="table-column">
      <style:table-column-properties style:column-width="7.068cm"/>
    </style:style>
    <style:style style:name="Tablo1.1" style:family="table-row">
      <style:table-row-properties style:keep-together="true" fo:keep-together="auto"/>
    </style:style>
    <style:style style:name="Tablo1.A1" style:family="table-cell">
      <style:table-cell-properties style:vertical-align=""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 style:parent-style-name="Standard">
      <style:paragraph-properties fo:line-height="100%" fo:orphans="0" fo:widows="0"/>
      <style:text-properties fo:font-weight="bold" style:font-weight-asian="bold" style:font-weight-complex="bold"/>
    </style:style>
    <style:style style:name="P4" style:family="paragraph" style:parent-style-name="Standard" style:list-style-name="WWNum1">
      <style:paragraph-properties fo:margin-left="1.27cm" fo:margin-right="0cm" fo:line-height="100%" fo:orphans="0" fo:widows="0" fo:text-indent="-0.635cm" style:auto-text-indent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kip Lideri (Öğrenci No / Ad Soyad / E-Posta):</text:p>
      <text:p text:style-name="Standard">zeynep billur aslan 200201035 <text:a xlink:type="simple" xlink:href="mailto:zeynep.billur@gmail.com" text:style-name="Internet_20_link" text:visited-style-name="Visited_20_Internet_20_Link">zeynep.billur@gmail.com</text:a> </text:p>
      <text:p text:style-name="Standard"/>
      <text:p text:style-name="Standard">Ekip Üyeleri (Öğrenci No / Ad Soyad / E-Posta):<text:line-break/>zeynep billur aslan 200201035 <text:a xlink:type="simple" xlink:href="mailto:zeynep.billur@gmail.com" text:style-name="Internet_20_link" text:visited-style-name="Visited_20_Internet_20_Link">zeynep.billur@gmail.com</text:a></text:p>
      <text:p text:style-name="Standard">Rashad Akbarov <text:s text:c="2"/>190201136 <text:s/></text:p>
      <table:table table:name="Tablo1" table:style-name="Tablo1">
        <table:table-column table:style-name="Tablo1.A"/>
        <table:table-column table:style-name="Tablo1.B"/>
        <table:table-column table:style-name="Tablo1.C"/>
        <table:table-row table:style-name="Tablo1.1">
          <table:table-cell table:style-name="Tablo1.A1" office:value-type="string">
            <text:p text:style-name="P3">No</text:p>
          </table:table-cell>
          <table:table-cell table:style-name="Tablo1.A1" office:value-type="string">
            <text:p text:style-name="P3">Öğrenci No - Adı - Soyadı</text:p>
          </table:table-cell>
          <table:table-cell table:style-name="Tablo1.A1" office:value-type="string">
            <text:p text:style-name="P3">Branch Name</text:p>
          </table:table-cell>
        </table:table-row>
        <table:table-row table:style-name="Tablo1.1">
          <table:table-cell table:style-name="Tablo1.A1" office:value-type="string">
            <text:p text:style-name="P1">1</text:p>
          </table:table-cell>
          <table:table-cell table:style-name="Tablo1.A1" office:value-type="string">
            <text:p text:style-name="P1">Zeynep Billur Aslan</text:p>
          </table:table-cell>
          <table:table-cell table:style-name="Tablo1.A1" office:value-type="string">
            <text:p text:style-name="P1">storage-basic</text:p>
          </table:table-cell>
        </table:table-row>
        <table:table-row table:style-name="Tablo1.1">
          <table:table-cell table:style-name="Tablo1.A1" office:value-type="string">
            <text:p text:style-name="P1">2</text:p>
          </table:table-cell>
          <table:table-cell table:style-name="Tablo1.A1" office:value-type="string">
            <text:p text:style-name="P1">Rashad Akbarov </text:p>
          </table:table-cell>
          <table:table-cell table:style-name="Tablo1.A1" office:value-type="string">
            <text:p text:style-name="P1">local-database</text:p>
          </table:table-cell>
        </table:table-row>
        <table:table-row table:style-name="Tablo1.1">
          <table:table-cell table:style-name="Tablo1.A1" office:value-type="string">
            <text:p text:style-name="P1">3</text:p>
          </table:table-cell>
          <table:table-cell table:style-name="Tablo1.A1" office:value-type="string">
            <text:p text:style-name="P1">Zeynep Billur Aslan </text:p>
          </table:table-cell>
          <table:table-cell table:style-name="Tablo1.A1" office:value-type="string">
            <text:p text:style-name="P1">restful-api</text:p>
          </table:table-cell>
        </table:table-row>
        <table:table-row table:style-name="Tablo1.1">
          <table:table-cell table:style-name="Tablo1.A1" office:value-type="string">
            <text:p text:style-name="P1">4</text:p>
          </table:table-cell>
          <table:table-cell table:style-name="Tablo1.A1" office:value-type="string">
            <text:p text:style-name="P1">Rashad Akbarov </text:p>
          </table:table-cell>
          <table:table-cell table:style-name="Tablo1.A1" office:value-type="string">
            <text:p text:style-name="P1">ui</text:p>
          </table:table-cell>
        </table:table-row>
        <table:table-row table:style-name="Tablo1.1">
          <table:table-cell table:style-name="Tablo1.A1" office:value-type="string">
            <text:p text:style-name="P1">5</text:p>
          </table:table-cell>
          <table:table-cell table:style-name="Tablo1.A1" office:value-type="string">
            <text:p text:style-name="P1">Zeynep Billur Aslan </text:p>
          </table:table-cell>
          <table:table-cell table:style-name="Tablo1.A1" office:value-type="string">
            <text:p text:style-name="P1">background-process-task</text:p>
          </table:table-cell>
        </table:table-row>
        <table:table-row table:style-name="Tablo1.1">
          <table:table-cell table:style-name="Tablo1.A1" office:value-type="string">
            <text:p text:style-name="P1">6</text:p>
          </table:table-cell>
          <table:table-cell table:style-name="Tablo1.A1" office:value-type="string">
            <text:p text:style-name="P1"><text:s/>Rashad Akbarov</text:p>
          </table:table-cell>
          <table:table-cell table:style-name="Tablo1.A1" office:value-type="string">
            <text:p text:style-name="P1">broadcast-receiver-notification-center</text:p>
          </table:table-cell>
        </table:table-row>
        <table:table-row table:style-name="Tablo1.1">
          <table:table-cell table:style-name="Tablo1.A1" office:value-type="string">
            <text:p text:style-name="P1">7</text:p>
          </table:table-cell>
          <table:table-cell table:style-name="Tablo1.A1" office:value-type="string">
            <text:p text:style-name="P1">Rashad Akbarov </text:p>
          </table:table-cell>
          <table:table-cell table:style-name="Tablo1.A1" office:value-type="string">
            <text:p text:style-name="P1">sensor</text:p>
          </table:table-cell>
        </table:table-row>
        <table:table-row table:style-name="Tablo1.1">
          <table:table-cell table:style-name="Tablo1.A1" office:value-type="string">
            <text:p text:style-name="P1">8</text:p>
          </table:table-cell>
          <table:table-cell table:style-name="Tablo1.A1" office:value-type="string">
            <text:p text:style-name="P1">Rashad Akbarov </text:p>
          </table:table-cell>
          <table:table-cell table:style-name="Tablo1.A1" office:value-type="string">
            <text:p text:style-name="P1">connectivity</text:p>
          </table:table-cell>
        </table:table-row>
        <table:table-row table:style-name="Tablo1.1">
          <table:table-cell table:style-name="Tablo1.A1" office:value-type="string">
            <text:p text:style-name="P1">9</text:p>
          </table:table-cell>
          <table:table-cell table:style-name="Tablo1.A1" office:value-type="string">
            <text:p text:style-name="P1"><text:s/>Zeynep Billur Aslan </text:p>
          </table:table-cell>
          <table:table-cell table:style-name="Tablo1.A1" office:value-type="string">
            <text:p text:style-name="P1">authorization</text:p>
          </table:table-cell>
        </table:table-row>
        <table:table-row table:style-name="Tablo1.1">
          <table:table-cell table:style-name="Tablo1.A1" office:value-type="string">
            <text:p text:style-name="P1">10</text:p>
          </table:table-cell>
          <table:table-cell table:style-name="Tablo1.A1" office:value-type="string">
            <text:p text:style-name="P1">Zeynep Billur Aslan </text:p>
          </table:table-cell>
          <table:table-cell table:style-name="Tablo1.A1" office:value-type="string">
            <text:p text:style-name="P1">cloud-service</text:p>
          </table:table-cell>
        </table:table-row>
      </table:table>
      <text:p text:style-name="P1"/>
      <text:p text:style-name="Standard">Github Repo Adresi: <text:s text:c="2"/><text:a xlink:type="simple" xlink:href="https://github.com/zeynepbillur/mobil-smart-planner" text:style-name="Internet_20_link" text:visited-style-name="Visited_20_Internet_20_Link">https://github.com/zeynepbillur/mobil-smart-planner</text:a> </text:p>
      <text:p text:style-name="Standard"/>
      <text:p text:style-name="Standard">Proje Özeti:</text:p>
      <text:p text:style-name="Standard">Kullanıcıların günlük, haftalık ve aylık yapılacaklarını tarih bazlı olarak planlayıp yönetebileceği bir mobil yapılacaklar uygulaması geliştirmek. </text:p>
      <text:p text:style-name="Standard"/>
      <text:p text:style-name="Standard">Özellikler:</text:p>
      <text:list xml:id="list8100305780618177352" text:style-name="WWNum1">
        <text:list-item>
          <text:p text:style-name="P4">Storage / Basic Data: mongo kullanıldı</text:p>
        </text:list-item>
        <text:list-item>
          <text:p text:style-name="P4">Local Database (Room / CoreData / Document): Kullanıcı görevleri, Son senkronizasyon zamanı, Geçici kullanıcı ayarları, cihaz üzerinde saklanacaktır.</text:p>
        </text:list-item>
        <text:list-item>
          <text:p text:style-name="P4">RESTFul API (CRUD):Görev (task), kullanıcı (user) ve kategori işlemleri için <text:span text:style-name="Strong_20_Emphasis">Node.js + Express</text:span> kullanılarak CRUD işlemleri sağlanacaktır. </text:p>
        </text:list-item>
        <text:list-item>
          <text:p text:style-name="P4">UI (Compose / SwiftUI):Mobil kullanıcı arayüzü <text:span text:style-name="Strong_20_Emphasis">Flutter framework</text:span> kullanılarak geliştirilecektir. </text:p>
        </text:list-item>
        <text:list-item>
          <text:p text:style-name="P4">Background Process / Task: Uygulama arka planda çalışırken:</text:p>
          <text:p text:style-name="P4">*Görev hatırlatmaları</text:p>
          <text:p text:style-name="P4">*Tarihi yaklaşan görevler için <text:span text:style-name="Strong_20_Emphasis">background task / scheduled job</text:span> mekanizmaları kullanılacaktır.</text:p>
        </text:list-item>
        <text:list-item>
          <text:p text:style-name="P4">Broadcast Receiver / NSNotificationCenter: Görev zamanı yaklaştığında kullanıcıya bildirim göndermek için <text:span text:style-name="Strong_20_Emphasis">Flutter notification mekanizmaları</text:span> kullanılacaktır. </text:p>
        </text:list-item>
        <text:list-item>
          <text:p text:style-name="P4">Sensor (Motion / Location / Environment):Uygulamada cihazın <text:span text:style-name="Strong_20_Emphasis">hareket ve zaman verileri</text:span> dolaylı sensör girdisi olarak kullanılacaktır. </text:p>
        </text:list-item>
        <text:list-item>
          <text:p text:style-name="P4">Connectivity (BLE / Wifi / Cellular Network / USB / NFC):Bağlantı yokken offline mod vb.</text:p>
        </text:list-item>
        <text:list-item>
          <text:p text:style-name="P4">Authorization (OAuth / OpenID / JWT): Kullanıcı yetkilendirme işlemleri <text:span text:style-name="Strong_20_Emphasis">JWT (JSON Web Token)</text:span> tabanlı olarak gerçekleştirilecektir. </text:p>
        </text:list-item>
        <text:list-item>
          <text:p text:style-name="P4">Cloud Service (AI):Kullanıcının görev geçmişi analiz edilerek:</text:p>
          <text:p text:style-name="P4">*Görev yoğunluğu</text:p>
          <text:p text:style-name="P4">*Erteleme alışkanlıkları</text:p>
          <text:p text:style-name="P4">*Zaman yönetimi önerileri sunabilecek <text:span text:style-name="Strong_20_Emphasis">AI tabanlı yorumlama servisleri</text:span> entegre edilebili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3" svg:font-family="Arial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non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Title" style:family="paragraph" style:parent-style-name="normal" style:default-outline-level="" style:list-style-name="" style:class="chapter">
      <style:paragraph-properties fo:margin-top="0cm" fo:margin-bottom="0.106cm" fo:line-height="100%" fo:text-align="start" style:justify-single-word="false" fo:keep-together="always" fo:keep-with-next="always" text:number-lines="false" text:line-number="0"/>
      <style:text-properties fo:font-size="26pt" fo:font-style="italic" style:font-size-asian="26pt" style:font-style-asian="italic" style:font-name-complex="Arial3" style:font-size-complex="26pt" style:font-style-complex="italic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564cm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5-12-27T17:11:25.63</dc:date>
    <meta:generator>OpenOffice/4.1.15$Win32 OpenOffice.org_project/4115m2$Build-9813</meta:generator>
    <meta:editing-duration>PT5H27M36S</meta:editing-duration>
    <meta:editing-cycles>2</meta:editing-cycles>
    <meta:document-statistic meta:table-count="1" meta:image-count="0" meta:object-count="0" meta:page-count="1" meta:paragraph-count="56" meta:word-count="274" meta:character-count="2161"/>
  </office:meta>
</office:document-meta>
</file>